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padding="0.049cm" fo:border="0.002cm solid #d9d9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ser Code ist ein Arduino-Sketch, die verschiedene elektronische Komponenten steuert. Wenn der grüne Knopf gedrückt wird, wird ein Relais eingeschaltet und eine Leuchte wird aktiviert. Nach 5 Sekunden wird die Leuchte ausgeschaltet. Nach weiteren 10 Sekunden wird ein Servo 90 Grad gedreht. Nach weiteren 1,5 Sekunden wird ein Schrittmotor gestartet, dessen Geschwindigkeit und Dauer von zwei Potentiometern gesteuert wird. Nach weiteren 1 Sekunde wird das Relais ausgeschaltet und der Servo wird auf seine ursprüngliche Position zurückgedreht. Wenn der rote Knopf innerhalb einer Sekunde zweimal gedrückt wird, wird die Sequenz neu gestartet. Wenn der grüne Knopf gedrückt wird und die Sequenz nicht läuft, wird die Sequenz gestartet. Wenn die Sequenz nicht läuft, werden alle Komponenten ausgeschaltet.</text:p>
      <text:p text:style-name="P1">Es werden zwei Bibliotheken verwendet: Servo.h und Stepper.h. Es gibt verschiedene Variablen, die am Anfang definiert werden, darunter die Pins, an denen die Komponenten angeschlossen sind, die Winkel, die der Servo drehen soll, die Anzahl der Schritte pro Umdrehung des Schrittmotors und der Zeitpunkt des letzten Drucks auf die grüne und rote Taste. Es gibt auch eine Variable "running", die angibt, ob die Sequenz ausgeführt wird oder nicht.</text:p>
      <text:p text:style-name="P1">Die Funktion "setup" wird einmal aufgerufen, wenn das Programm gestartet wird. In dieser Funktion werden die Pins als Ein- oder Ausgänge konfiguriert und der Servo wird initialisiert.</text:p>
      <text:p text:style-name="P1">Die Funktion "loop" wird kontinuierlich ausgeführt, während das Programm läuft. Diese Funktion überprüft verschiedene Bedingungen und führt Aktionen aus, je nachdem, ob diese Bedingungen erfüllt sind. Der Code ist so strukturiert, dass er die verschiedenen Schritte der Sequenz nacheinander durchführt, bis die Sequenz abgeschlossen ist oder der Benutzer die Sequenz neu start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7S</meta:editing-duration>
    <meta:editing-cycles>4</meta:editing-cycles>
    <meta:generator>OpenOffice/4.1.14$Win32 OpenOffice.org_project/4114m1$Build-9811</meta:generator>
    <dc:date>2023-05-07T16:55:53.22</dc:date>
    <meta:document-statistic meta:table-count="0" meta:image-count="0" meta:object-count="0" meta:page-count="1" meta:paragraph-count="4" meta:word-count="262" meta:character-count="1812"/>
    <meta:user-defined meta:name="Info 1"/>
    <meta:user-defined meta:name="Info 2"/>
    <meta:user-defined meta:name="Info 3"/>
    <meta:user-defined meta:name="Info 4"/>
  </office:meta>
</office:document-meta>
</file>